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Property.writeObject( Object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Propert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Propert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Property.readObject(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Property.equals( final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Property.isMa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Propert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Property.Dyna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Property.writeAnyClass( Class clazz , ObjectOutputStream 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ynaPropert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Property.readAnyClass( ObjectInputStream 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ynaProperty.DynaProperty( String name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Property.isIndex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Property.DynaProperty( String name , Class type , Class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